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fo:min-height="13.896cm"/>
    </style:style>
    <style:style style:name="pr1" style:family="presentation" style:parent-style-name="Обычный-outline1">
      <style:graphic-properties fo:min-height="19.95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8.527cm"/>
    </style:style>
    <style:style style:name="pr4" style:family="presentation" style:parent-style-name="Обычный-outline1">
      <style:graphic-properties fo:min-height="19.49cm"/>
    </style:style>
    <style:style style:name="pr5" style:family="presentation" style:parent-style-name="Обычный-title">
      <style:graphic-properties fo:min-height="2.163cm"/>
    </style:style>
    <style:style style:name="pr6" style:family="presentation" style:parent-style-name="Обычный-outline1">
      <style:graphic-properties fo:min-height="15.273cm"/>
    </style:style>
    <style:style style:name="pr7" style:family="presentation" style:parent-style-name="Обычный-outline1">
      <style:graphic-properties fo:min-height="17.773cm"/>
    </style:style>
    <style:style style:name="pr8" style:family="presentation" style:parent-style-name="Обычный-outline1">
      <style:graphic-properties fo:min-height="19.962cm"/>
    </style:style>
    <style:style style:name="pr9" style:family="presentation" style:parent-style-name="Обычный-outline1">
      <style:graphic-properties fo:min-height="19cm"/>
    </style:style>
    <style:style style:name="pr10" style:family="presentation" style:parent-style-name="Обычный-outline1">
      <style:graphic-properties fo:min-height="18.954cm"/>
    </style:style>
    <style:style style:name="pr11" style:family="presentation" style:parent-style-name="Обычный-outline1">
      <style:graphic-properties fo:min-height="20.488cm"/>
    </style:style>
    <style:style style:name="pr12" style:family="presentation" style:parent-style-name="Обычный-title">
      <style:graphic-properties fo:min-height="3.506cm"/>
    </style:style>
    <style:style style:name="pr13" style:family="presentation" style:parent-style-name="Обычный-outline1">
      <style:graphic-properties fo:min-height="12cm"/>
    </style:style>
    <style:style style:name="pr14" style:family="presentation" style:parent-style-name="Обычный-outline1">
      <style:graphic-properties fo:min-height="17.5cm"/>
    </style:style>
    <style:style style:name="pr15" style:family="presentation" style:parent-style-name="Обычный-outline1">
      <style:graphic-properties fo:min-height="19.222cm"/>
    </style:style>
    <style:style style:name="pr16" style:family="presentation" style:parent-style-name="Обычный-outline1">
      <style:graphic-properties fo:min-height="18cm"/>
    </style:style>
    <style:style style:name="pr17" style:family="presentation" style:parent-style-name="Обычный-outline1">
      <style:graphic-properties fo:min-height="13.859cm"/>
    </style:style>
    <style:style style:name="pr18" style:family="presentation" style:parent-style-name="Обычный-outline1">
      <style:graphic-properties fo:min-height="19.684cm"/>
    </style:style>
    <style:style style:name="pr19" style:family="presentation" style:parent-style-name="Обычный-outline1">
      <style:graphic-properties fo:min-height="18.686cm"/>
    </style:style>
    <style:style style:name="pr20" style:family="presentation" style:parent-style-name="Обычный-outline1">
      <style:graphic-properties fo:min-height="16.921cm"/>
    </style:style>
    <style:style style:name="pr21" style:family="presentation" style:parent-style-name="Обычный-outline1">
      <style:graphic-properties fo:min-height="18.455cm"/>
    </style:style>
    <style:style style:name="pr22" style:family="presentation" style:parent-style-name="Обычный-outline1">
      <style:graphic-properties fo:min-height="17.273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19.959cm" svg:x="1.801cm" svg:y="0cm" presentation:class="outline" presentation:user-transformed="true">
          <draw:text-box>
            <text:list text:style-name="L1">
              <text:list-header>
                <text:p><text:span text:style-name="T1">Загрузка файлов на сервер</text:span></text:p>
                <text:p>осуществляется с помощью формы, у которой параметр <text:span text:style-name="T1">enctype</text:span> равен <text:span text:style-name="T1">multipart/form-data</text:span>. В форме должно присутствовать поле для загрузки файла <text:span text:style-name="T2">&lt;input type="file" name="file_name"&gt;.</text:span></text:p>
                <text:p><text:span text:style-name="T2">Получив файл, сервер сохраняет его в каталоге для временных файлов и создает следующий массив:</text:span></text:p>
                <text:p><text:span text:style-name="T2">$_FILES["file_name"]["name"]</text:span></text:p>
                <text:p><text:span text:style-name="T2">$_FILES["file_name"]["type"]</text:span></text:p>
                <text:p><text:span text:style-name="T2">$_FILES["file_name"]["tmp_name"]</text:span></text:p>
                <text:p><text:span text:style-name="T2">$_FILES["file_name"]["error"]</text:span></text:p>
                <text:p><text:span text:style-name="T2">$_FILES["file_name"]["size"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3" draw:layer="layout" svg:width="25.199cm" svg:height="18.527cm" svg:x="1.4cm" svg:y="0.5cm" presentation:class="outline" presentation:user-transformed="true">
          <draw:text-box>
            <text:list text:style-name="L1">
              <text:list-header>
                <text:p><text:span text:style-name="T2">"file_name" - изменяется в зависимости параметра </text:span><text:span text:style-name="T3">name </text:span><text:span text:style-name="T2">у тэга </text:span><text:span text:style-name="T3">input, </text:span><text:span text:style-name="T2">остальные ключи массива неизменны</text:span></text:p>
                <text:p><text:span text:style-name="T3">name</text:span><text:span text:style-name="T2"> - первоначальное название файла;</text:span></text:p>
                <text:p><text:span text:style-name="T3">type</text:span><text:span text:style-name="T2"> - тип файла;</text:span></text:p>
                <text:p><text:span text:style-name="T3">tmp_name</text:span><text:span text:style-name="T2"> - полное имя временного файла;</text:span></text:p>
                <text:p><text:span text:style-name="T3">size</text:span><text:span text:style-name="T2"> - размер файла;</text:span></text:p>
                <text:p><text:span text:style-name="T3">error</text:span><text:span text:style-name="T2"> - код ошибки. Может принимать следующие значения:</text:span></text:p>
                <text:p><text:span text:style-name="T2">0 - ошибок нет, файл загружен, 1 - размер файла превысил допустимый, 2 - размер файла превысил указанный в форме (с помощью параметра MAX_FILE_SIZE), 3 - файл загружен частично, 4 - файл не загружен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9.49cm" svg:x="1.4cm" svg:y="0.5cm" presentation:class="outline" presentation:user-transformed="true">
          <draw:text-box>
            <text:list text:style-name="L1">
              <text:list-header>
                <text:p>После загрузки файла его необходимо скопировать из временного каталога в нужный каталог. </text:p>
                <text:p>Для копирования можно воспользоваться функцией <text:span text:style-name="T1">copy </text:span><text:span text:style-name="T4">или специальной функцией </text:span><text:span text:style-name="T1">move_uploaded_file('имя_файла1', 'имя_файла2')</text:span><text:span text:style-name="T4">. Она перемещает загруженный файл в новое место, первоначально проверяя, является ли файл загруженным на сервер. Если это так, он будет перемещен. Если нет, то никаких действий не предпринимается, и функция возвращает </text:span><text:span text:style-name="T1">false</text:span><text:span text:style-name="T4">. Если файл, указанный во втором параметре, уже существует, он будет перезаписан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5" draw:text-style-name="P2" draw:layer="layout" svg:width="25.199cm" svg:height="2.163cm" svg:x="1.4cm" svg:y="0.837cm" presentation:class="title" presentation:user-transformed="true">
          <draw:text-box>
            <text:p><text:span text:style-name="T1">РАБОТА С ФАЙЛАМИ</text:span></text:p>
          </draw:text-box>
        </draw:frame>
        <draw:frame presentation:style-name="pr6" draw:text-style-name="P2" draw:layer="layout" svg:width="25.199cm" svg:height="15.273cm" svg:x="1.4cm" svg:y="3.5cm" presentation:class="outline" presentation:user-transformed="true">
          <draw:text-box>
            <text:list text:style-name="L1">
              <text:list-header>
                <text:p><text:span text:style-name="T4">Основные операции: </text:span></text:p>
                <text:p><text:span text:style-name="T4">открытие, чтение, запись, закрытие</text:span></text:p>
                <text:p><text:span text:style-name="T1">fopen </text:span><text:span text:style-name="T4">- открывает файл и создает идентификатор файла</text:span></text:p>
                <text:p><text:span text:style-name="T1">fread</text:span><text:span text:style-name="T4"> - читает из файла строку определенной длины</text:span></text:p>
                <text:p><text:span text:style-name="T1">fwrite</text:span><text:span text:style-name="T4"> - производит запись в файл</text:span></text:p>
                <text:p><text:span text:style-name="T1">fclose</text:span><text:span text:style-name="T4"> - закрывает файл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fopen</text:span>(&lt;имя файла&gt;, &lt;режим&gt;)</text:p>
                <text:p>Имя файла - полное имя в файловой системе</text:p>
                <text:p>на локальном компьютере:</text:p>
                <text:p>'c:\catalog\file.txt'</text:p>
                <text:p>на сервере:</text:p>
                <text:p>'/home/site.ru/www/file.txt'</text:p>
                <text:p>указывается прямым значением в кавычках или апострофах или переменной типа <text:span text:style-name="T5">str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8" draw:layer="layout" svg:width="25.199cm" svg:height="19.962cm" svg:x="1.4cm" svg:y="0.3cm" presentation:class="outline" presentation:user-transformed="true">
          <draw:text-box>
            <text:list text:style-name="L1">
              <text:list-header>
                <text:p>Параметр &lt;Режим&gt; может принимать следующие значения:</text:p>
                <text:p><text:span text:style-name="T6"/></text:p>
                <text:p><text:span text:style-name="T3">r</text:span><text:span text:style-name="T6"> - только чтение. После открытия файла указатель устанавливается на начало файла. Если файл не существует, функция fopen() вернет </text:span><text:span text:style-name="T3">false</text:span><text:span text:style-name="T6">;</text:span></text:p>
                <text:p><text:span text:style-name="T6"/></text:p>
                <text:p><text:span text:style-name="T3">r+</text:span><text:span text:style-name="T6"> - чтение и запись. После открытия файла указатель устанавливается на начало файла. Если файл не существует, функция fopen() вернет </text:span><text:span text:style-name="T3">false</text:span><text:span text:style-name="T6">;</text:span></text:p>
                <text:p><text:span text:style-name="T3"/></text:p>
                <text:p><text:span text:style-name="T3">w</text:span><text:span text:style-name="T6"> - запись. Если файл не существует, то он будет создан. Если файл существует, то он будет перезаписан. После открытия файла указатель устанавливается на начало файла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9" draw:text-style-name="P3" draw:layer="layout" svg:width="25.199cm" svg:height="19cm" svg:x="1.4cm" svg:y="1.5cm" presentation:class="outline" presentation:user-transformed="true">
          <draw:text-box>
            <text:list text:style-name="L1">
              <text:list-header>
                <text:p><text:span text:style-name="T3">w+</text:span><text:span text:style-name="T6"> - чтение и запись. Если файл не существует, то он будет создан. Если файл существует, то он будет перезаписан. После открытия файла указатель устанавливается на начало файла;</text:span></text:p>
                <text:p><text:span text:style-name="T6"/></text:p>
                <text:p><text:span text:style-name="T3">a</text:span><text:span text:style-name="T6"> - запись. После открытия файла указатель устанавливается на конец файла. Если файл не существует, функция fopen() вернет false;</text:span></text:p>
                <text:p><text:span text:style-name="T3"/></text:p>
                <text:p><text:span text:style-name="T3">a+</text:span><text:span text:style-name="T6"> - чтение и запись. После открытия файла указатель устанавливается на конец файла. Если файл не существует, то он будет создан. Содержимое файла не удаляется.</text:span></text:p>
                <text:p><text:span text:style-name="T7">$f = fopen("/home/site.ru/www/file.txt", "r"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0" draw:layer="layout" svg:width="25.199cm" svg:height="18.954cm" svg:x="1.4cm" svg:y="1cm" presentation:class="outline" presentation:user-transformed="true">
          <draw:text-box>
            <text:list text:style-name="L1">
              <text:list-header>
                <text:p text:style-name="P4"><text:span text:style-name="T1">Чтение из файла</text:span></text:p>
                <text:p><text:span text:style-name="T1">fread($f, $length)</text:span> - читает <text:span text:style-name="T1">$length </text:span><text:span text:style-name="T4">байтов из файла, на который указывает </text:span><text:span text:style-name="T1">$f</text:span><text:span text:style-name="T4">. Чтение прекращается по достижении </text:span><text:span text:style-name="T1">$length </text:span><text:span text:style-name="T4">либо конца файла</text:span></text:p>
                <text:p><text:span text:style-name="T1">fgets($f, $length) </text:span><text:span text:style-name="T4">- читает строку из файла. Чтение прекращается по достижении </text:span><text:span text:style-name="T1">$length-1 </text:span><text:span text:style-name="T4">либо конца строки либо конца файла. Если длина не указана, считается равной 1024</text:span></text:p>
                <text:p><text:span text:style-name="T1">fgetс($f) </text:span><text:span text:style-name="T4">-</text:span><text:span text:style-name="T1"> </text:span><text:span text:style-name="T4">читает один символ из файла</text:span></text:p>
                <text:p><text:span text:style-name="T4"/></text:p>
                <text:p><text:span text:style-name="T4">$str= fgets($f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1" draw:text-style-name="P2" draw:layer="layout" svg:width="25.199cm" svg:height="20.488cm" svg:x="1.401cm" svg:y="0.309cm" presentation:class="outline" presentation:user-transformed="true">
          <draw:text-box>
            <text:list text:style-name="L1">
              <text:list-header>
                <text:p><text:span text:style-name="T1">file('имя_файла')</text:span><text:span text:style-name="T4"> - читает весь файл в массив, каждый элемент которого будет равен одной строке, прочитанной из файла.</text:span></text:p>
                <text:p><text:span text:style-name="T1">readfile('имя_файла')</text:span><text:span text:style-name="T4"> - открывает файл и выводит все его содержимое в окно браузера</text:span></text:p>
                <text:p><text:span text:style-name="T1">file_get_contents('имя_файла')</text:span><text:span text:style-name="T4"> - возвращает содержимое файла в виде целой строки, но не выводит в окно браузера</text:span></text:p>
                <text:p><text:span text:style-name="T1">fgetcsv($f, $length, $separator)</text:span><text:span text:style-name="T4"> - читает строку из файла. Чтение прекращается по достижении </text:span><text:span text:style-name="T1">$length-1 </text:span><text:span text:style-name="T4">либо конца строки либо конца файла. Строка будет разбита по разделителю и помещена в возвращаемый массив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7" draw:text-style-name="P2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Запись в файл</text:span></text:p>
                <text:p><text:span text:style-name="T1">fwrite($f, 'строка')</text:span><text:span text:style-name="T4"> - записывает строку в файл, на который указывает </text:span><text:span text:style-name="T1">$f</text:span><text:span text:style-name="T4">. Запись производится в текущую позицию указателя</text:span></text:p>
                <text:p><text:span text:style-name="T1">file_put_contents('имя_файла', 'строка', [флаг])</text:span><text:span text:style-name="T4"> - записывает данные в файл. Если файл не существует, то он будет создан. Если файл существует, то по умолчанию он будет перезаписан. Для записи в конец существующего файла следует указать флаг</text:span><text:span text:style-name="T1"> 'FILE_APPEND'</text:span><text:span text:style-name="T4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7" draw:text-style-name="P2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Управление файлами</text:span></text:p>
                <text:p><text:span text:style-name="T1">copy('имя_файла1', 'имя_файла2') </text:span><text:span text:style-name="T4">- копирует файл. Если файл существует, то он будет перезаписан.</text:span></text:p>
                <text:p><text:span text:style-name="T1">rename('имя_файла1', 'имя_файла2')</text:span><text:span text:style-name="T4"> - переименовывает файл. Если новое имя файла уже существует, <text:s/>вернет </text:span><text:span text:style-name="T1">false</text:span><text:span text:style-name="T4">.</text:span></text:p>
                <text:p><text:span text:style-name="T1">unlink('имя_файла')</text:span><text:span text:style-name="T4"> - удаляет файл</text:span></text:p>
                <text:p><text:span text:style-name="T1">file_exists('имя_файла')</text:span><text:span text:style-name="T4"> - проверяет наличие файла, возвращает </text:span><text:span text:style-name="T1">true</text:span><text:span text:style-name="T4"> или </text:span><text:span text:style-name="T1">false</text:span></text:p>
                <text:p><text:span text:style-name="T1">filesize('имя_файла')</text:span><text:span text:style-name="T4"> - возвращает размер <text:s/>файла в байтах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2" draw:text-style-name="P2" draw:layer="layout" svg:width="25.199cm" svg:height="3.506cm" svg:x="1.4cm" svg:y="0.437cm" presentation:class="title" presentation:user-transformed="true">
          <draw:text-box>
            <text:p><text:span text:style-name="T1">ФУНКЦИИ ДЛЯ РАБОТЫ </text:span><text:span text:style-name="T1"><text:line-break/></text:span><text:span text:style-name="T1">С МАССИВАМИ</text:span></text:p>
          </draw:text-box>
        </draw:frame>
        <draw:frame draw:style-name="gr2" draw:text-style-name="P5" draw:layer="layout" svg:width="27.157cm" svg:height="14.146cm" svg:x="0.843cm" svg:y="4.854cm">
          <draw:text-box>
            <text:list text:style-name="L1">
              <text:list-header>
                <text:p text:style-name="P4"><text:span text:style-name="T8">sort</text:span><text:span text:style-name="T7">($arX); </text:span><text:span text:style-name="T8">rsort</text:span><text:span text:style-name="T7">($arX);</text:span></text:p>
                <text:p text:style-name="P4"><text:span text:style-name="T7">сортировка обычного массива в прямом и обратном порядке</text:span></text:p>
                <text:p text:style-name="P4"><text:span text:style-name="T8">asort</text:span><text:span text:style-name="T7">($arX); </text:span><text:span text:style-name="T8">arsort</text:span><text:span text:style-name="T7">($arX);</text:span></text:p>
                <text:p text:style-name="P4"><text:span text:style-name="T7">сортировка ассоциативного массива в прямом и обратном порядке</text:span></text:p>
                <text:p text:style-name="P4"><text:span text:style-name="T8">ksort</text:span><text:span text:style-name="T7">($arX); </text:span><text:span text:style-name="T8">krsort</text:span><text:span text:style-name="T7">($arX);</text:span></text:p>
                <text:p text:style-name="P4"><text:span text:style-name="T7">сортировка по ключам (индексам) в прямом и обратном порядк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7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 text:style-name="P6"><text:span text:style-name="T1"/></text:p>
                <text:p text:style-name="P4"/>
                <text:p text:style-name="P6"/>
              </text:list-header>
            </text:list>
          </draw:text-box>
        </draw:frame>
        <draw:frame presentation:style-name="pr13" draw:layer="layout" svg:width="25.199cm" svg:height="12cm" svg:x="1.5cm" svg:y="1.5cm" presentation:class="outline" presentation:user-transformed="true">
          <draw:text-box>
            <text:list text:style-name="L1">
              <text:list-header>
                <text:p>Для сортировки по сложному критерию, предназачена функция <text:span text:style-name="T1">usort($arX, 'function')</text:span></text:p>
                <text:p><text:span text:style-name="T1">$arX </text:span><text:span text:style-name="T4"><text:s/>- массив, </text:span><text:span text:style-name="T1">'function'</text:span><text:span text:style-name="T4"> - имя функции, определяющей правила сортировки</text:span></text:p>
                <text:p><text:span text:style-name="T1">uasort($arX, 'function') </text:span><text:span text:style-name="T4">действует точно также, но сохраняет ключи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4" draw:layer="layout" svg:width="26.5cm" svg:height="17.5cm" svg:x="1cm" svg:y="0.4cm" presentation:class="outline" presentation:user-transformed="true">
          <draw:text-box>
            <text:list text:style-name="L1">
              <text:list-header>
                <text:p/>
                <text:p><text:span text:style-name="T1"/></text:p>
                <text:p><text:span text:style-name="T1">count($arrX [, $mode]) </text:span><text:span text:style-name="T4"><text:s/>возвращает количество элементов в массиве, если дополнительный параметр </text:span><text:span text:style-name="T1">$mode</text:span><text:span text:style-name="T4"> равен 1, количество элементов массива будет считаться рекурсивно, т.е. будут учтены элементы вложенных массивов</text:span></text:p>
                <text:p><text:span text:style-name="T1">sizeof</text:span><text:span text:style-name="T4"> — синоним функции </text:span><text:span text:style-name="T1">cou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5" draw:layer="layout" svg:width="25.199cm" svg:height="19.222cm" svg:x="1.4cm" svg:y="1cm" presentation:class="outline" presentation:user-transformed="true">
          <draw:text-box>
            <text:list text:style-name="L1">
              <text:list-header>
                <text:p><text:span text:style-name="T1">explode($separator, $str [, $limit]) </text:span><text:span text:style-name="T4">разбивает строку </text:span><text:span text:style-name="T1">$str</text:span><text:span text:style-name="T4"> на массив подстрок с разделителем </text:span><text:span text:style-name="T1">$separator</text:span><text:span text:style-name="T4">. Если передан аргумент </text:span><text:span text:style-name="T1">$limit</text:span><text:span text:style-name="T4">, массив будет содержать максимум </text:span><text:span text:style-name="T1">$limit</text:span><text:span text:style-name="T4"> элементов, при этом последний элемент будет содержать остаток строки </text:span><text:span text:style-name="T1">$str</text:span></text:p>
                <text:p><text:span text:style-name="T1">implode($separator, $arrX)</text:span><text:span text:style-name="T4"> <text:s/>возвращает строку, полученную объединением <text:s/>элементов массива </text:span><text:span text:style-name="T1">$arrX</text:span><text:span text:style-name="T4">, со вставкой строки </text:span><text:span text:style-name="T1">$separator</text:span><text:span text:style-name="T4"> между соседними элементами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6" draw:text-style-name="P2" draw:layer="layout" svg:width="25.199cm" svg:height="18cm" svg:x="1.4cm" svg:y="1.5cm" presentation:class="outline" presentation:user-transformed="true">
          <draw:text-box>
            <text:list text:style-name="L1">
              <text:list-header>
                <text:p><text:span text:style-name="T1">is_array($arrX)</text:span><text:span text:style-name="T4"> - проверяет, является ли переменная массивом, возвращает TRUE или FALSE</text:span></text:p>
                <text:p><text:span text:style-name="T1">in_array($x, $arrX)</text:span> - проверяет присутствует ли в массиве значение</text:p>
                <text:p><text:span text:style-name="T1">array_key_exists($key, $arrX) </text:span><text:span text:style-name="T4">возвращает TRUE, если среди ключей или индексов массива присутствует указанное значение </text:span><text:span text:style-name="T1">$key</text:span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array_merge($arX, $arY [,$arZ ...]) </text:span></text:p>
                <text:p><text:span text:style-name="T1">array_merge_recursive($arX, $arY [,$arZ …])</text:span></text:p>
                <text:p>сливают элементы двух или большего количества массивов в один массив таким образом, что значения одного массива присоединяются к значениям предыдущего. </text:p>
                <text:p>Разница в обработке элементов со строковыми ключами: в первом случае элементы заменяются, во втором - сливаются в массив.</text:p>
                <text:p><text:span text:style-name="T1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array_flip($arX)</text:span> возвращает массив в обратном порядке, то есть ключи массива <text:span text:style-name="T1">$arX</text:span> становятся значениями, а значения массива <text:span text:style-name="T1">$arX</text:span> становятся ключам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draw:frame presentation:style-name="pr12" draw:text-style-name="P2" draw:layer="layout" svg:width="25.199cm" svg:height="3.506cm" svg:x="1.4cm" svg:y="0.837cm" presentation:class="title">
          <draw:text-box>
            <text:p><text:span text:style-name="T1">Функции для работы с датой и временем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1">time()</text:span> возвращает текущую метку времени: количество секунд, прошедших с начала эпохи Unix (1.01.1970, 00:00:00 GMT) до текущего времени</text:p>
                <text:p><text:span text:style-name="T1">date ($format [, $timestamp]) </text:span><text:span text:style-name="T4">возвращает время, отформатированное в соответствии с </text:span><text:span text:style-name="T1">$format</text:span><text:span text:style-name="T4">, используя метку времени, заданную аргументом </text:span><text:span text:style-name="T1">$timestamp</text:span><text:span text:style-name="T4"> или текущее системное время, если </text:span><text:span text:style-name="T1">$timestamp</text:span><text:span text:style-name="T4"> не задан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draw:frame presentation:style-name="pr18" draw:layer="layout" svg:width="27cm" svg:height="19.684cm" svg:x="0.5cm" svg:y="0.5cm" presentation:class="outline" presentation:user-transformed="true">
          <draw:text-box>
            <text:list text:style-name="L1">
              <text:list-header>
                <text:p>Некоторые возможные символы для форматирования даты и времени:</text:p>
                <text:p><text:span text:style-name="T1"/></text:p>
                <text:p><text:span text:style-name="T1">d</text:span><text:tab/>- день месяца, 2 цифры с ведущими нулями</text:p>
                <text:p><text:span text:style-name="T1">j</text:span><text:tab/>- день месяца без ведущих нулей</text:p>
                <text:p><text:span text:style-name="T1">m</text:span> - номер месяца с ведущими нулями</text:p>
                <text:p><text:span text:style-name="T1">n</text:span> - номер месяца без ведущих нулей</text:p>
                <text:p><text:span text:style-name="T1">Y</text:span> - номер года, 4 цифры</text:p>
                <text:p><text:span text:style-name="T1">y</text:span> - номер года, 2 цифры</text:p>
                <text:p><text:span text:style-name="T1">w</text:span> - порядковый номер дня недели (0 - вс … 6 - сб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draw:frame presentation:style-name="pr19" draw:layer="layout" svg:width="25.5cm" svg:height="18.686cm" svg:x="1.5cm" svg:y="1cm" presentation:class="outline" presentation:user-transformed="true">
          <draw:text-box>
            <text:list text:style-name="L1">
              <text:list-header>
                <text:p><text:span text:style-name="T1">g </text:span>- часы в 12-часовом формате без ведущих нулей<text:tab/></text:p>
                <text:p><text:span text:style-name="T1">G </text:span>- часы в 24-часовом формате без ведущих нулей</text:p>
                <text:p><text:span text:style-name="T1">h </text:span>- часы в 12-часовом формате с ведущими нулями</text:p>
                <text:p><text:span text:style-name="T1">H </text:span>- часы в 24-часовом формате с ведущими нулями</text:p>
                <text:p><text:span text:style-name="T1">i </text:span>- минуты с ведущими нулями</text:p>
                <text:p><text:span text:style-name="T1">s</text:span> - секунды с ведущими нулями</text:p>
                <text:p/>
                <text:p>echo date('d.m.Y H:i:s'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draw:frame presentation:style-name="pr7" draw:text-style-name="P2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mktime($hour, $minute, $second, $month, $day, $year , $is_let) </text:span></text:p>
                <text:p><text:span text:style-name="T4">возвращает метку времени Unix, соответствующую дате и времени, заданным аргументами, аргументы могут быть опущены в порядке справа налево.</text:span></text:p>
                <text:p><text:span text:style-name="T1">$is_let</text:span><text:span text:style-name="T4"> может быть установлен в 1, если заданной дате соответствует летнее время, 0 в противном случае, или -1 (значение по умолчанию), если неизвестно, действует ли летнее время на заданную дату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draw:frame presentation:style-name="pr7" draw:text-style-name="P2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<text:span text:style-name="T1">mktime </text:span><text:span text:style-name="T4">удобно использовать для выполнения арифметических операций с датами, так как она вычисляет верные значения при некорректных аргументах.</text:span></text:p>
                <text:p><text:span text:style-name="T4">echo date("d.m.Y", mktime(0, 0, 0, 12, 32, 2012));</text:span></text:p>
                <text:p><text:span text:style-name="T4">echo date("d.m.Y", mktime(0, 0, 0, 13, 1, 2012));</text:span></text:p>
                <text:p><text:span text:style-name="T4">В обоих случаях результат будет</text:span></text:p>
                <text:p><text:span text:style-name="T4">01.01.2013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draw:frame presentation:style-name="pr5" draw:text-style-name="P2" draw:layer="layout" svg:width="25.199cm" svg:height="2.163cm" svg:x="1.4cm" svg:y="0.837cm" presentation:class="title" presentation:user-transformed="true">
          <draw:text-box>
            <text:p><text:span text:style-name="T1">ФУНКЦИИ</text:span></text:p>
          </draw:text-box>
        </draw:frame>
        <draw:frame presentation:style-name="pr20" draw:layer="layout" svg:width="25.199cm" svg:height="16.921cm" svg:x="1.4cm" svg:y="3cm" presentation:class="outline" presentation:user-transformed="true">
          <draw:text-box>
            <text:list text:style-name="L1">
              <text:list-header>
                <text:p>function &lt;Имя функции&gt; ([&lt;Параметры&gt;]) </text:p>
                <text:p>{</text:p>
                <text:p><text:s text:c="6"/>&lt;Тело функции&gt;</text:p>
                <text:p><text:s text:c="6"/>[return &lt;Значение&gt;]</text:p>
                <text:p>}</text:p>
                <text:p>в квадратных скобках - необязательные параметры</text:p>
                <text:p>Функция должна иметь уникальное имя. Имя функции может содержать только буквы, цифры и символ подчеркивания и не может начинаться с цифры. Не зависит от регистр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draw:frame presentation:style-name="pr21" draw:layer="layout" svg:width="25.199cm" svg:height="18.455cm" svg:x="1.4cm" svg:y="1cm" presentation:class="outline" presentation:user-transformed="true">
          <draw:text-box>
            <text:list text:style-name="L1">
              <text:list-header>
                <text:p>Функция может иметь несколько параметров или не иметь их совсем, а также может иметь значения параметров, заданные по умолчанию.</text:p>
                <text:p/>
                <text:p>Фукнция может возвращать значение или просто выполнять некоторые действия</text:p>
                <text:p/>
                <text:p>Обычно описания функций принято располагать в начале файла или в отдельном файле. Но, вообще говоря, функции могут располагаться в любом месте файла даже после <text:s/>вызова функци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draw:frame presentation:style-name="pr22" draw:layer="layout" svg:width="25.199cm" svg:height="17.273cm" svg:x="1.4cm" svg:y="1.5cm" presentation:class="outline" presentation:user-transformed="true">
          <draw:text-box>
            <text:list text:style-name="L1">
              <text:list-header>
                <text:p>Функции в PHP поддерживают рекурсивный вызов.</text:p>
                <text:p/>
                <text:p>function factorial($x) </text:p>
                <text:p>{</text:p>
                <text:p><text:s text:c="6"/>if ($x == 0 || $x == 1) </text:p>
                <text:p><text:s text:c="9"/>return 1;</text:p>
                <text:p><text:s text:c="5"/>else </text:p>
                <text:p><text:s text:c="8"/>return ($x * factorial($x - 1)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draw:frame presentation:style-name="pr19" draw:layer="layout" svg:width="25.199cm" svg:height="18.686cm" svg:x="1.5cm" svg:y="1cm" presentation:class="outline" presentation:user-transformed="true">
          <draw:text-box>
            <text:list text:style-name="L1">
              <text:list-header>
                <text:p>Для подключения функций из других файлов используются операторы <text:span text:style-name="T1">require</text:span> и <text:span text:style-name="T1">include</text:span></text:p>
                <text:p><text:span text:style-name="T1">require('file.php');</text:span></text:p>
                <text:p><text:span text:style-name="T1">include('file.php');</text:span></text:p>
                <text:p><text:span text:style-name="T1">require </text:span><text:span text:style-name="T4"><text:s/>включает файлы в сценарий </text:span><text:span text:style-name="T1">до</text:span><text:span text:style-name="T4"> выполнения сценария</text:span></text:p>
                <text:p><text:span text:style-name="T1">include </text:span><text:span text:style-name="T4"><text:s/>включает файлы в сценарий </text:span><text:span text:style-name="T1">во время</text:span><text:span text:style-name="T4"> выполнения сценария.</text:span></text:p>
                <text:p><text:span text:style-name="T4">включаемые файлы могут и не содержать php-код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draw:frame presentation:style-name="pr22" draw:layer="layout" svg:width="25.199cm" svg:height="17.273cm" svg:x="1.4cm" svg:y="1.5cm" presentation:class="outline" presentation:user-transformed="true">
          <draw:text-box>
            <text:list text:style-name="L1">
              <text:list-header>
                <text:p>Операторы <text:span text:style-name="T1">require_once</text:span> и <text:span text:style-name="T1">include_once</text:span><text:span text:style-name="T4"> работают точно так же как </text:span><text:span text:style-name="T1">require</text:span><text:span text:style-name="T4"> и </text:span><text:span text:style-name="T1">include</text:span><text:span text:style-name="T4">, но перед включением файла интерпретатор проверяет, включен ли указанный файл ранее или нет. Если да, то файл не будет включен вновь.</text:span></text:p>
                <text:p><text:span text:style-name="T4">Часто применяются в больших проектах, где сложно отследить случайное повторное включение, которое может привести к ошибке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3H20M3S</meta:editing-duration>
    <meta:editing-cycles>92</meta:editing-cycles>
    <meta:generator>OpenOffice/4.1.7$Win32 OpenOffice.org_project/417m1$Build-9800</meta:generator>
    <dc:date>2020-03-06T10:46:28.71</dc:date>
    <dc:creator>Pooh VVS</dc:creator>
    <meta:document-statistic meta:object-count="114"/>
  </office:meta>
</office:document-meta>
</file>